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to use it?</text:p>
      <text:p text:style-name="Standard"/>
      <text:p text:style-name="Standard">1- Présentation du moteur de 3DWIGS</text:p>
      <text:p text:style-name="Standard">Bienvenue,</text:p>
      <text:p text:style-name="Standard">Si vous lisez ces quelques lignes c'est que vous êtes curieux de savoir comment utiliser le moteur 3D de 3DWIGS (3D Web Interactive Game Studio). Avant de commencer les explications sur son fonctionnement, il faut savoir que le moteur utilise les fonctionnalités HTML5 et il faut dans ce cas, utiliser un navigateur le supportant afin de profiter de sa puissance.</text:p>
      <text:p text:style-name="Standard"/>
      <text:p text:style-name="Standard">Le moteur utilise aussi la librairie GLGE du développeur britannique Paul Brunt, disponible à l'adresse suivante: <text:a xlink:type="simple" xlink:href="http://www.glge.org/">www.glge.org</text:a></text:p>
      <text:p text:style-name="Standard"/>
      <text:p text:style-name="Standard">2- Comment utiliser le moteur de 3DWIGS</text:p>
      <text:p text:style-name="Standard"/>
      <text:p text:style-name="Standard"><text:tab/>1- Les 1ers pas</text:p>
      <text:p text:style-name="Standard">Pour pouvoir accéder aux avantages qu'offre le moteur, il faut d'abord le charger dans une page html. Ceci s'effectue grâce à l'utilisation des balises script, et a l'appel du fichier php, moteur_allJS.php qui a pour but de charger tous les fichiers qui permettent le bon fonctionnement du moteur.</text:p>
      <text:p text:style-name="Standard"/>
      <text:p text:style-name="Standard">Une fois ceci fait, il reste à initialiser celui ci.</text:p>
      <text:p text:style-name="Standard">Pour cela, une fonction initialisation <text:s/>permet au moteur de connaître l'état initial de l'environnement, contenu dans le fichier xml, et aussi l'identifiant de la fenêtre « canvas » dans lequel les éléments seront affichés.</text:p>
      <text:p text:style-name="Standard"/>
      <text:p text:style-name="Standard">Une fois cette étape effectuée, vous pouvez appeler l'ensemble des fonctions et méthodes que vous offre le moteur.</text:p>
      <text:p text:style-name="Standard"/>
      <text:p text:style-name="Standard">Cependant, si vous désirez que votre monde virtuel soit sous l'influence de forces, tels que la gravité ou le vent, vous devez faire appel à la méthode, initPhysicalForce pour initialiser les constantes qui serviront aux calculs (se référer à la fonction initPhysicalForce pour plus d'information).</text:p>
      <text:p text:style-name="Standard">Fonctions Ajout/Retrait.</text:p>
      <text:p text:style-name="Standard">Test de collision.</text:p>
      <text:p text:style-name="Standard">Fonction de déplacement.</text:p>
      <text:p text:style-name="Standard">Fonction interne du moteur.</text:p>
      <text:p text:style-name="Standard"/>
      <text:p text:style-name="Standard"><text:s/>M3D.MOTEUR.initialisation(xmlDoc, idCanvas):</text:p>
      <text:p text:style-name="Standard"><text:tab/>Permet l'initialisation du moteur.</text:p>
      <text:p text:style-name="Standard"/>
      <text:p text:style-name="Standard"><text:tab/>xmlDoc(String): adresse du fichier xml contenant l'état initial de la scène.</text:p>
      <text:p text:style-name="Standard"><text:s/><text:tab/>idCanvas(String): identifiant de la fenêtre canvas ou sera affiché la gameScene.</text:p>
      <text:p text:style-name="Standard"><text:s/></text:p>
      <text:p text:style-name="Standard"/>
      <text:p text:style-name="Standard"><text:s/>M3D.MOTEUR.render():</text:p>
      <text:p text:style-name="Standard"><text:tab/>Permet l'affichage de la scène.</text:p>
      <text:p text:style-name="Standard"/>
      <text:p text:style-name="Standard"/>
      <text:p text:style-name="Standard"><text:s/>M3D.MOTEUR.addObject(idObject, urlObject, tabCoord, idParent):</text:p>
      <text:p text:style-name="Standard"><text:tab/>Ajoute un objet à la scène ou à un objet[optionnel].</text:p>
      <text:p text:style-name="Standard"/>
      <text:p text:style-name="Standard"><text:s/><text:tab/>idObject(String): identifiant de l'objet à ajouter.</text:p>
      <text:p text:style-name="Standard"><text:s text:c="2"/><text:tab/>urlObject(String): adresse du fichier collada de l'objet à ajouter.</text:p>
      <text:p text:style-name="Standard"><text:soft-page-break/><text:s text:c="12"/>tabCoord(int[]): tableau de taille 7, avec les coord positions, rotations et taille de l'objet.</text:p>
      <text:p text:style-name="Standard"><text:s/><text:tab/>[Optionnel]idParent(String): identifiant du parent auquel on rattache l'objet sinon objet <text:tab/><text:tab/><text:tab/>rattaché à la scène.</text:p>
      <text:p text:style-name="Standard"/>
      <text:p text:style-name="Standard"/>
      <text:p text:style-name="Standard"><text:s/>M3D.MOTEUR.addObjectIn(idObject, urlObject, tabCoord, idGroup):</text:p>
      <text:p text:style-name="Standard"><text:tab/> Ajoute un objet à un groupe prédéfini.</text:p>
      <text:p text:style-name="Standard"/>
      <text:p text:style-name="Standard"><text:tab/>idObject(String): identifiant de l'objet à ajouter.</text:p>
      <text:p text:style-name="Standard"><text:tab/>urlObject(String): adresse du fichier collada de l'objet à ajouter.</text:p>
      <text:p text:style-name="Standard"><text:tab/>tabCoord(int[]): tableau de taille 7, avec les coord positions, rotations et taille de l'objet.</text:p>
      <text:p text:style-name="Standard"><text:s/><text:tab/>idGroup(String): identifiant du groupe auquel on rattache l'objet, s'il n'existe pas, il est créé.</text:p>
      <text:p text:style-name="Standard"><text:s/></text:p>
      <text:p text:style-name="Standard"/>
      <text:p text:style-name="Standard"><text:s/>M3D.MOTEUR.addObjectGroup(idObject, idGroup, urlObject, tabCoord, idParent):</text:p>
      <text:p text:style-name="Standard"><text:tab/> Ajoute un objet dans un groupe puis à la scène ou à un autre élément de la scène.</text:p>
      <text:p text:style-name="Standard"/>
      <text:p text:style-name="Standard"><text:tab/>idObject(String): identifiant de l'objet à ajouter.</text:p>
      <text:p text:style-name="Standard"><text:s/><text:tab/>idGroup(String): identifiant du groupe, s'il existe déjà, rien ne se passe.</text:p>
      <text:p text:style-name="Standard"><text:tab/>urlObject(String): adresse du fichier collada de l'objet à ajouter.</text:p>
      <text:p text:style-name="Standard"><text:s/><text:tab/>tabCoord(int[]): tableau de taille 7, avec les coord positions, rotations et taille de l'objet.</text:p>
      <text:p text:style-name="Standard"><text:s/><text:tab/>[Optionnel]idParent(String): identifiant du parent auquel on rattache l'objet sinon objet <text:tab/><text:tab/><text:tab/>rattaché à la scène.</text:p>
      <text:p text:style-name="Standard"><text:s/></text:p>
      <text:p text:style-name="Standard"/>
      <text:p text:style-name="Standard"><text:s/>M3D.MOTEUR.addObjectGroupIn(idObject, idGroup, urlObject, tabCoord, idParent):</text:p>
      <text:p text:style-name="Standard"><text:tab/> Ajoute un objet dans un groupe puis à la scène ou à un autre groupe de la scène.</text:p>
      <text:p text:style-name="Standard"><text:s/></text:p>
      <text:p text:style-name="Standard"><text:tab/>idObject(String): identifiant de l'objet à ajouter.</text:p>
      <text:p text:style-name="Standard"><text:s/><text:tab/>idGroup(String): identifiant du groupe, s'il existe déjà, rien ne se passe.</text:p>
      <text:p text:style-name="Standard"><text:s/><text:tab/>urlObject(String): adresse du fichier collada de l'objet à ajouter.</text:p>
      <text:p text:style-name="Standard"><text:s/><text:tab/>tabCoord(int[]): tableau de taille 7, avec les coord positions, rotations et taille de l'objet.</text:p>
      <text:p text:style-name="Standard"><text:s/><text:tab/>[Optionnel]idParent(String): identifiant du parent auquel on rattache l'objet sinon objet <text:tab/><text:tab/><text:tab/>rattaché à la scène.</text:p>
      <text:p text:style-name="Standard"><text:s/></text:p>
      <text:p text:style-name="Standard"/>
      <text:p text:style-name="Standard"><text:s/>M3D.MOTEUR.removeObject(idObject): </text:p>
      <text:p text:style-name="Standard"><text:tab/>retire l'objet de la scène (WARNING: les fils de l'objet seront supprimés).</text:p>
      <text:p text:style-name="Standard"/>
      <text:p text:style-name="Standard"><text:tab/>idObject(String): identifiant de l'objet à supprimer de la scène.</text:p>
      <text:p text:style-name="Standard"><text:s/></text:p>
      <text:p text:style-name="Standard"/>
      <text:p text:style-name="Standard"><text:s/>M3D.MOTEUR.changeParentObject(idObject, idNewParent):</text:p>
      <text:p text:style-name="Standard"><text:tab/>Change l'attachement d'un objet et de ses fils dans le graphe de scène (WARNING: les fils <text:tab/>de l'objet changeront aussi de parent).</text:p>
      <text:p text:style-name="Standard"/>
      <text:p text:style-name="Standard"><text:tab/>idObject(String): identifiant de l'objet dont on veut changer le parent.</text:p>
      <text:p text:style-name="Standard"><text:s/><text:tab/>[Optionnel]idNewParent(String): identifiant du nouveau parent auquel on veut rattacher <text:tab/><text:tab/><text:tab/>l'objet si pas présent, l'objet sera rattaché à la scène.</text:p>
      <text:p text:style-name="Standard"><text:s/></text:p>
      <text:p text:style-name="Standard"/>
      <text:p text:style-name="Standard"><text:s/>M3D.MOTEUR.liveCollision(id):</text:p>
      <text:p text:style-name="Standard"><text:soft-page-break/><text:tab/>Test si un objet est en collision avec un élément de la scène.</text:p>
      <text:p text:style-name="Standard"><text:tab/>@return: un tableau avec les objets qui sont en collision avec l'objet cible.</text:p>
      <text:p text:style-name="Standard"/>
      <text:p text:style-name="Standard"><text:tab/>id(String): identifiant de l'élément à tester.</text:p>
      <text:p text:style-name="Standard"/>
      <text:p text:style-name="Standard"/>
      <text:p text:style-name="Standard"><text:s/>M3D.MOTEUR.translate(id, tabVector, idRef):</text:p>
      <text:p text:style-name="Standard"><text:tab/>Vérifie la collision sur tout le vecteur de déplacement.</text:p>
      <text:p text:style-name="Standard"><text:tab/>@return: Un tableau contenant les identifiants des objets en collision avec l'objet id sinon un <text:tab/><text:tab/>tableau vide.</text:p>
      <text:p text:style-name="Standard"/>
      <text:p text:style-name="Standard"><text:tab/>id(String): identifiant de l'élément que l'on souhaite déplacer.</text:p>
      <text:p text:style-name="Standard"><text:tab/>tabVector(int[]): vecteur de 3 coordonnées x y z représentant le déplacement.</text:p>
      <text:p text:style-name="Standard"><text:tab/>[Optionnel]idRef(String): identifiant de l'objet servant de référentiel au déplacement sinon <text:tab/><text:tab/>référentiel absolu.</text:p>
      <text:p text:style-name="Standard"/>
      <text:p text:style-name="Standard"/>
      <text:p text:style-name="Standard"><text:s/>M3D.MOTEUR.setPosition(id, tabPos, idRef): </text:p>
      <text:p text:style-name="Standard"><text:tab/>Déplace l'élément à la position donnée et vérifie la collision à l'arrivée seulement.</text:p>
      <text:p text:style-name="Standard"><text:tab/>@return: Un tableau contenant les identifiants des objets en collision avec l'objet id sinon un <text:tab/><text:tab/>tableau vide.</text:p>
      <text:p text:style-name="Standard"/>
      <text:p text:style-name="Standard"><text:tab/>id(String): identifiant de l'élément que l'on souhaite déplacer?</text:p>
      <text:p text:style-name="Standard"><text:tab/>tabPos(int[]) : vecteur de 3 coordonnées x y z représentant la nouvelle position.</text:p>
      <text:p text:style-name="Standard"><text:tab/>[Optionnel]idRef(String): identifiant de l'objet servant de référentiel à la nouvelle position <text:tab/><text:tab/>sinon référentiel absolu.</text:p>
      <text:p text:style-name="Standard"/>
      <text:p text:style-name="Standard"/>
      <text:p text:style-name="Standard"><text:s/>M3D.MOTEUR.rotate(id, tabRot, idRef): </text:p>
      <text:p text:style-name="Standard"><text:tab/>Effectue une rotation sur l'élément donné et vérifie la collision à l'arrivée seulement</text:p>
      <text:p text:style-name="Standard"><text:tab/>@return: Un tableau contenant les identifiants des objets en collision avec l'objet id sinon un <text:tab/><text:tab/>tableau vide.</text:p>
      <text:p text:style-name="Standard"/>
      <text:p text:style-name="Standard"><text:tab/>id(String): identifiant de l'élément que l'on souhaite déplacer.</text:p>
      <text:p text:style-name="Standard"><text:tab/>tabRot(int[]) : vecteur de 3 coordonnées représentant la rotation a effectué.</text:p>
      <text:p text:style-name="Standard"><text:tab/>[Optionnel]idRef(String): identifiant de l'objet servant de référentiel à la rotation sinon <text:tab/><text:tab/><text:tab/>référentiel absolu.</text:p>
      <text:p text:style-name="Standard"/>
      <text:p text:style-name="Standard"/>
      <text:p text:style-name="Standard"><text:s/>M3D.MOTEUR.setAngle(id, tabRot, idRef):</text:p>
      <text:p text:style-name="Standard"><text:tab/>Change la rotation d'un objet par rapport à un référentiel.</text:p>
      <text:p text:style-name="Standard"><text:tab/>@return: Un tableau contenant les identifiants des objets en collision avec l'objet id sinon un <text:tab/><text:tab/>tableau vide.</text:p>
      <text:p text:style-name="Standard"/>
      <text:p text:style-name="Standard"><text:tab/>id(String): identifiant de l'élément que l'on souhaite déplacer.</text:p>
      <text:p text:style-name="Standard"><text:tab/>tabRot(int[]) : vecteur de 3 coordonnées représentant la rotation a effectué.</text:p>
      <text:p text:style-name="Standard"><text:tab/>[Optionnel]idRef(String): identifiant de l'objet servant de référentiel à la rotation sinon <text:tab/><text:tab/><text:tab/>référentiel absolu.</text:p>
      <text:p text:style-name="Standard"/>
      <text:p text:style-name="Standard"/>
      <text:p text:style-name="Standard"><text:s/>M3D.MOTEUR.rescaleObject(id, coefScale): </text:p>
      <text:p text:style-name="Standard"><text:tab/>Multiplie l'échelle d'un objet par le coefficient donné.</text:p>
      <text:p text:style-name="Standard"><text:soft-page-break/><text:tab/>@return: Un tableau contenant les identifiants des objets en collision avec l'objet id sinon un <text:tab/><text:tab/>tableau vide.</text:p>
      <text:p text:style-name="Standard"/>
      <text:p text:style-name="Standard"><text:tab/>id(String): identifiant de l'objet que l'on souhaite redimensionner.</text:p>
      <text:p text:style-name="Standard"><text:tab/>coefScale(int): coefficient par lequel multiplié la taille de l'objet.</text:p>
      <text:p text:style-name="Standard"/>
      <text:p text:style-name="Standard"/>
      <text:p text:style-name="Standard"><text:s/>M3D.MOTEUR.getObject(idObject):</text:p>
      <text:p text:style-name="Standard"><text:tab/>Permet de connaitre l'objet qui est associé à un indentifiant.</text:p>
      <text:p text:style-name="Standard"><text:tab/>@return: l'objet sinon -1.</text:p>
      <text:p text:style-name="Standard"/>
      <text:p text:style-name="Standard"><text:tab/>idObject(String): identifiant de l'objet que l'on veut récupérer.</text:p>
      <text:p text:style-name="Standard"/>
      <text:p text:style-name="Standard"/>
      <text:p text:style-name="Standard"><text:s/>M3D.MOTEUR.getIdObject(object):</text:p>
      <text:p text:style-name="Standard"><text:tab/>Permet de connaitre l'identifiant qui est associé à un objet.</text:p>
      <text:p text:style-name="Standard"><text:tab/>@return: l'identifiant de l'objet en question sinon -1.</text:p>
      <text:p text:style-name="Standard"/>
      <text:p text:style-name="Standard"><text:tab/>object(object): object dont on cherche à connaitre le nom.</text:p>
      <text:p text:style-name="Standard"/>
      <text:p text:style-name="Standard"/>
      <text:p text:style-name="Standard"><text:s/>M3D.MOTEUR.getFatherBranch(id):</text:p>
      <text:p text:style-name="Standard"><text:tab/>Permet de connaitre le père de la branche qui est un fils de la gameScene.</text:p>
      <text:p text:style-name="Standard"><text:tab/>@return: l'identifiant du père de la branche.</text:p>
      <text:p text:style-name="Standard"/>
      <text:p text:style-name="Standard"><text:tab/>id(String): identifiant de l'objet dont on veut connaitre le père de la branche.</text:p>
      <text:p text:style-name="Standard"/>
      <text:p text:style-name="Standard"/>
      <text:p text:style-name="Standard"><text:s/>M3D.MOTEUR.searchTarget(tab, idObj):</text:p>
      <text:p text:style-name="Standard"><text:tab/>Permet de savoir si l'identifiant de l'objet se trouve dans le tableau passé en paramètre.</text:p>
      <text:p text:style-name="Standard"><text:tab/>@return true si l'objet est présent sinon false.</text:p>
      <text:p text:style-name="Standard"/>
      <text:p text:style-name="Standard"><text:tab/>tab(String[]): tableau d'identifiant d'objet.</text:p>
      <text:p text:style-name="Standard"><text:tab/>idObj(String): l'identifiant que l'on cherche à savoir s'il est présent dans la tableau.</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4T14:52:58.32</meta:creation-date>
    <dc:date>2011-03-09T16:41:01.53</dc:date>
    <meta:editing-duration>PT02H07M50S</meta:editing-duration>
    <meta:editing-cycles>15</meta:editing-cycles>
    <meta:generator>OpenOffice.org/3.2$Win32 OpenOffice.org_project/320m12$Build-9483</meta:generator>
    <meta:document-statistic meta:table-count="0" meta:image-count="0" meta:object-count="0" meta:page-count="4" meta:paragraph-count="112" meta:word-count="1101" meta:character-count="8047"/>
  </office:meta>
</office:document-meta>
</file>